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Wwide" style:family="table-column" style:display-name="Wwide">
      <style:table-column-properties style:column-width="10cm"/>
    </style:style>
    <style:style style:name="heightsuit15pt" style:family="table-row" style:display-name="heightsuit15pt">
      <style:table-row-properties style:row-height="15pt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column table:style-name="Wwide"/>
      </table:table>
      <table:table table:name="Заголовок 4"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">
            <text:p>4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">
            <text:p>4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M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M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M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M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